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;&quot;CLOTHES&quot;)" table:allow-empty-cell="true" table:display-list="unsorted" table:base-cell-address="Characters.J1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5"/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CLOTHES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Goose/goose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 x 16 Art Roguelike Castle Pack/Enemies/Village_guard_icon.png</text:p>
          </table:table-cell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Snowmen/thief_icon.png</text:p>
          </table:table-cell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w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2"/>
          <table:table-cell table:style-name="ce43"/>
          <table:table-cell table:style-name="ce9" table:number-columns-repeated="5"/>
          <table:table-cell table:number-columns-repeated="1005"/>
        </table:table-row>
        <table:table-row table:style-name="ro1">
          <table:table-cell table:style-name="ce9" office:value-type="string" calcext:value-type="string">
            <text:p>solon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9-04" calcext:value-type="date">
            <text:p>4-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5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5P0"/>
    </number:number-style>
    <number:date-style style:name="N1015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5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1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date-style style:name="N10153" number:language="en" number:country="US">
      <number:month/>
      <number:text>/</number:text>
      <number:day/>
      <number:text>/</number:text>
      <number:year number:style="long"/>
    </number:date-style>
    <number:number-style style:name="N1012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37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7P0"/>
    </number:number-style>
    <number:date-style style:name="N10128" number:language="en" number:country="US">
      <number:day/>
      <number:text>-</number:text>
      <number:month number:textual="true"/>
    </number:date-style>
    <number:currency-style style:name="N1013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number:fill-character> </number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4" number:language="en" number:country="US">
      <number:month number:textual="true"/>
      <number:text>-</number:text>
      <number:year/>
    </number:date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13T10:13:02.255590476</dc:date>
    <meta:editing-duration>PT12H5M37S</meta:editing-duration>
    <meta:editing-cycles>153</meta:editing-cycles>
    <dc:creator>Mateu</dc:creator>
    <meta:document-statistic meta:table-count="2" meta:cell-count="1240" meta:object-count="0"/>
  </office:meta>
</office:document-meta>
</file>